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061" officeooo:paragraph-rsid="00120061"/>
    </style:style>
    <style:style style:name="P2" style:family="paragraph" style:parent-style-name="Standard">
      <style:text-properties officeooo:rsid="0013d63f" officeooo:paragraph-rsid="0013d63f"/>
    </style:style>
    <style:style style:name="P3" style:family="paragraph" style:parent-style-name="Standard">
      <style:text-properties officeooo:rsid="00162be1" officeooo:paragraph-rsid="00162be1"/>
    </style:style>
    <style:style style:name="P4" style:family="paragraph" style:parent-style-name="Standard">
      <style:text-properties officeooo:rsid="00162be1" officeooo:paragraph-rsid="001c5e6a"/>
    </style:style>
    <style:style style:name="P5" style:family="paragraph" style:parent-style-name="Standard">
      <style:text-properties officeooo:rsid="0017efd1" officeooo:paragraph-rsid="0017efd1"/>
    </style:style>
    <style:style style:name="P6" style:family="paragraph" style:parent-style-name="Standard">
      <style:text-properties officeooo:rsid="0017efd1" officeooo:paragraph-rsid="001a8c62"/>
    </style:style>
    <style:style style:name="P7" style:family="paragraph" style:parent-style-name="Standard">
      <style:text-properties officeooo:rsid="0017efd1" officeooo:paragraph-rsid="0021841a"/>
    </style:style>
    <style:style style:name="P8" style:family="paragraph" style:parent-style-name="Standard">
      <style:text-properties officeooo:rsid="00120061" officeooo:paragraph-rsid="00120061"/>
    </style:style>
    <style:style style:name="P9" style:family="paragraph" style:parent-style-name="Standard">
      <style:text-properties officeooo:rsid="00120061" officeooo:paragraph-rsid="001c9cec"/>
    </style:style>
    <style:style style:name="P10" style:family="paragraph" style:parent-style-name="Standard">
      <style:text-properties officeooo:rsid="001c5e6a" officeooo:paragraph-rsid="001c5e6a"/>
    </style:style>
    <style:style style:name="P11" style:family="paragraph" style:parent-style-name="Standard">
      <style:text-properties officeooo:rsid="001c9cec" officeooo:paragraph-rsid="001c9cec"/>
    </style:style>
    <style:style style:name="P12" style:family="paragraph" style:parent-style-name="Standard">
      <style:text-properties officeooo:rsid="0013d63f" officeooo:paragraph-rsid="0013d63f"/>
    </style:style>
    <style:style style:name="P13" style:family="paragraph" style:parent-style-name="Standard">
      <style:text-properties officeooo:rsid="001e47a0" officeooo:paragraph-rsid="001e47a0"/>
    </style:style>
    <style:style style:name="T1" style:family="text">
      <style:text-properties officeooo:rsid="00146184"/>
    </style:style>
    <style:style style:name="T2" style:family="text">
      <style:text-properties officeooo:rsid="00198d25"/>
    </style:style>
    <style:style style:name="T3" style:family="text">
      <style:text-properties officeooo:rsid="00162be1"/>
    </style:style>
    <style:style style:name="T4" style:family="text">
      <style:text-properties officeooo:rsid="001c5e6a"/>
    </style:style>
    <style:style style:name="T5" style:family="text">
      <style:text-properties officeooo:rsid="001c9c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6"><text:span text:style-name="T4">1 - </text:span>create hotspot:</text:p>
      <text:p text:style-name="P6"/>
      <text:p text:style-name="P6"><text:line-break/>nmcli con add type wifi ifname (ip a get wireless interface) con-name Co4Sys autoconnect yes ssid Co4Sys 802-11-wireless.mode ap ipv4.method shared</text:p>
      <text:p text:style-name="P6"/>
      <text:p text:style-name="P6">%%%%%%%%</text:p>
      <text:p text:style-name="P7">nmcli con add type wifi ifname wlp2s0 con-name Co4Sys autoconnect yes ssid Co4Sys 802-11-wireless.mode ap ipv4.method shared</text:p>
      <text:p text:style-name="P6"/>
      <text:p text:style-name="P6">%%%%</text:p>
      <text:p text:style-name="P6"/>
      <text:p text:style-name="P6">nmcli con up Co4Sys</text:p>
      <text:p text:style-name="P6"/>
      <text:p text:style-name="P10">2 – get turtlebot ip adress: </text:p>
      <text:p text:style-name="P10"/>
      <text:p text:style-name="P10"><text:span text:style-name="T3"><text:tab/>ip n </text:span><text:span text:style-name="T2">to get ip adress of turtlebot</text:span></text:p>
      <text:p text:style-name="P4"/>
      <text:p text:style-name="P11">3 – connect to turtlebot:</text:p>
      <text:p text:style-name="P11"/>
      <text:p text:style-name="P9"><text:tab/>ssh <text:a xlink:type="simple" xlink:href="mailto:ubuntu@ip" text:style-name="Internet_20_link" text:visited-style-name="Visited_20_Internet_20_Link">ubuntu@</text:a><text:a xlink:type="simple" xlink:href="mailto:ubuntu@ip" text:style-name="Internet_20_link" text:visited-style-name="Visited_20_Internet_20_Link"><text:span text:style-name="T2">ip</text:span></text:a><text:span text:style-name="T2">_adress <text:s/></text:span></text:p>
      <text:p text:style-name="P9"><text:tab/><text:span text:style-name="T5">password:</text:span> turtlebot</text:p>
      <text:p text:style-name="P1"/>
      <text:p text:style-name="P13">4 – launch turtlebot:</text:p>
      <text:p text:style-name="P1"/>
      <text:p text:style-name="P1"><text:tab/>ros2 launch turtlebot3_bringup robot.launch.py</text:p>
      <text:p text:style-name="P1"/>
      <text:p text:style-name="P1"/>
      <text:p text:style-name="P13">French details:</text:p>
      <text:p text:style-name="P13"/>
      <text:p text:style-name="P2">Se connecte a n’importe quel réseau automatiquement sans mot de passe qui s’appelle Co4Sys</text:p>
      <text:p text:style-name="P2"/>
      <text:p text:style-name="P2"/>
      <text:p text:style-name="P2">ros2 topic list pour voir si la connection est bien faite</text:p>
      <text:p text:style-name="P2"/>
      <text:p text:style-name="P2">en configurant son hotspot on utilise ip a pour avoir liste des interfaces</text:p>
      <text:p text:style-name="P2"/>
      <text:p text:style-name="P2">et sudo arp-scan –localnet -I <text:span text:style-name="T1">&lt; </text:span>interface <text:span text:style-name="T1"><text:s/>wireless obtained with ip a&gt;</text:span></text:p>
      <text:p text:style-name="P2"/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4T12:00:07.980929990</meta:creation-date>
    <meta:editing-duration>PT28M40S</meta:editing-duration>
    <meta:editing-cycles>11</meta:editing-cycles>
    <meta:generator>LibreOffice/6.4.7.2$Linux_X86_64 LibreOffice_project/40$Build-2</meta:generator>
    <dc:date>2023-07-13T17:08:45.410520796</dc:date>
    <meta:document-statistic meta:table-count="0" meta:image-count="0" meta:object-count="0" meta:page-count="1" meta:paragraph-count="18" meta:word-count="128" meta:character-count="829" meta:non-whitespace-character-count="707"/>
  </office:meta>
</office:document-meta>
</file>